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p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orsepow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32" calcext:value-type="float">
            <text:p>47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5.5" calcext:value-type="float">
            <text:p>4495.5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19" calcext:value-type="float">
            <text:p>441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86.5" calcext:value-type="float">
            <text:p>4786.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54.45" calcext:value-type="float">
            <text:p>4254.45</text:p>
          </table:table-cell>
          <table:table-cell office:value-type="float" office:value="158.35" calcext:value-type="float">
            <text:p>158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1.57894736842" calcext:value-type="float">
            <text:p>4171.57894736842</text:p>
          </table:table-cell>
          <table:table-cell office:value-type="float" office:value="167.947368421053" calcext:value-type="float">
            <text:p>167.94736842105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215" calcext:value-type="float">
            <text:p>42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5.25" calcext:value-type="float">
            <text:p>3805.25</text:p>
          </table:table-cell>
          <table:table-cell office:value-type="float" office:value="140.4375" calcext:value-type="float">
            <text:p>140.437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129.2" calcext:value-type="float">
            <text:p>4129.2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83.84615384615" calcext:value-type="float">
            <text:p>3983.84615384615</text:p>
          </table:table-cell>
          <table:table-cell office:value-type="float" office:value="141.461538461538" calcext:value-type="float">
            <text:p>141.46153846153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410" calcext:value-type="float">
            <text:p>34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051.66666666667" calcext:value-type="float">
            <text:p>4051.666666666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360" calcext:value-type="float">
            <text:p>43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28.14285714286" calcext:value-type="float">
            <text:p>3628.14285714286</text:p>
          </table:table-cell>
          <table:table-cell office:value-type="float" office:value="123.571428571429" calcext:value-type="float">
            <text:p>123.57142857142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777.6" calcext:value-type="float">
            <text:p>3777.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595" calcext:value-type="float">
            <text:p>35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445" calcext:value-type="float">
            <text:p>344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44.17647058824" calcext:value-type="float">
            <text:p>3144.17647058824</text:p>
          </table:table-cell>
          <table:table-cell office:value-type="float" office:value="102.941176470588" calcext:value-type="float">
            <text:p>102.9411764705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307.5" calcext:value-type="float">
            <text:p>3307.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830" calcext:value-type="float">
            <text:p>38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703.33333333333" calcext:value-type="float">
            <text:p>3703.33333333333</text:p>
          </table:table-cell>
          <table:table-cell office:value-type="float" office:value="119.333333333333" calcext:value-type="float">
            <text:p>119.33333333333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620" calcext:value-type="float">
            <text:p>36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94.33333333333" calcext:value-type="float">
            <text:p>2994.33333333333</text:p>
          </table:table-cell>
          <table:table-cell office:value-type="float" office:value="96.9166666666667" calcext:value-type="float">
            <text:p>96.916666666666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3381" calcext:value-type="float">
            <text:p>33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521.66666666667" calcext:value-type="float">
            <text:p>3521.666666666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472.5" calcext:value-type="float">
            <text:p>3472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90" calcext:value-type="float">
            <text:p>29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3365" calcext:value-type="float">
            <text:p>33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1.55555555556" calcext:value-type="float">
            <text:p>2901.55555555556</text:p>
          </table:table-cell>
          <table:table-cell office:value-type="float" office:value="99.7777777777778" calcext:value-type="float">
            <text:p>99.777777777777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215" calcext:value-type="float">
            <text:p>321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830" calcext:value-type="float">
            <text:p>28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336.66666666667" calcext:value-type="float">
            <text:p>3336.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370" calcext:value-type="float">
            <text:p>3370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070" calcext:value-type="float">
            <text:p>30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21.71428571429" calcext:value-type="float">
            <text:p>2621.714285714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515" calcext:value-type="float">
            <text:p>25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855" calcext:value-type="float">
            <text:p>2855</text:p>
          </table:table-cell>
          <table:table-cell office:value-type="float" office:value="111.666666666667" calcext:value-type="float">
            <text:p>111.66666666666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795" calcext:value-type="float">
            <text:p>27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70.7" calcext:value-type="float">
            <text:p>2770.7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890" calcext:value-type="float">
            <text:p>28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415" calcext:value-type="float">
            <text:p>34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085" calcext:value-type="float">
            <text:p>30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40.66666666667" calcext:value-type="float">
            <text:p>2740.666666666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745" calcext:value-type="float">
            <text:p>27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725" calcext:value-type="float">
            <text:p>27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420" calcext:value-type="float">
            <text:p>24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855" calcext:value-type="float">
            <text:p>28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912.5" calcext:value-type="float">
            <text:p>2912.5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10.81818181818" calcext:value-type="float">
            <text:p>2510.81818181818</text:p>
          </table:table-cell>
          <table:table-cell office:value-type="float" office:value="91.1818181818182" calcext:value-type="float">
            <text:p>91.181818181818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930" calcext:value-type="float">
            <text:p>29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003" calcext:value-type="float">
            <text:p>3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52" calcext:value-type="float">
            <text:p>24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57.4" calcext:value-type="float">
            <text:p>2457.4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720" calcext:value-type="float">
            <text:p>27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215" calcext:value-type="float">
            <text:p>3215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27.5" calcext:value-type="float">
            <text:p>2527.5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620" calcext:value-type="float">
            <text:p>26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06" calcext:value-type="float">
            <text:p>2206</text:p>
          </table:table-cell>
          <table:table-cell office:value-type="float" office:value="76.6428571428571" calcext:value-type="float">
            <text:p>76.642857142857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870" calcext:value-type="float">
            <text:p>28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565" calcext:value-type="float">
            <text:p>25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180" calcext:value-type="float">
            <text:p>318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700" calcext:value-type="float">
            <text:p>27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0.11111111111" calcext:value-type="float">
            <text:p>2390.11111111111</text:p>
          </table:table-cell>
          <table:table-cell office:value-type="float" office:value="84.5555555555556" calcext:value-type="float">
            <text:p>84.555555555555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660" calcext:value-type="float">
            <text:p>26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670" calcext:value-type="float">
            <text:p>26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560" calcext:value-type="float">
            <text:p>25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800" calcext:value-type="float">
            <text:p>28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9.1" calcext:value-type="float">
            <text:p>2349.1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230" calcext:value-type="float">
            <text:p>32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670" calcext:value-type="float">
            <text:p>26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595" calcext:value-type="float">
            <text:p>25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8.875" calcext:value-type="float">
            <text:p>2078.875</text:p>
          </table:table-cell>
          <table:table-cell office:value-type="float" office:value="70.125" calcext:value-type="float">
            <text:p>70.12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980" calcext:value-type="float">
            <text:p>198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278" calcext:value-type="float">
            <text:p>22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380" calcext:value-type="float">
            <text:p>23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95.57142857143" calcext:value-type="float">
            <text:p>2295.57142857143</text:p>
          </table:table-cell>
          <table:table-cell office:value-type="float" office:value="73.1428571428571" calcext:value-type="float">
            <text:p>73.1428571428571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120.5" calcext:value-type="float">
            <text:p>2120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160" calcext:value-type="float">
            <text:p>31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230" calcext:value-type="float">
            <text:p>22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91" calcext:value-type="float">
            <text:p>2091</text:p>
          </table:table-cell>
          <table:table-cell office:value-type="float" office:value="69.4285714285714" calcext:value-type="float">
            <text:p>69.4285714285714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542" calcext:value-type="float">
            <text:p>25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017.5" calcext:value-type="float">
            <text:p>2017.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635" calcext:value-type="float">
            <text:p>26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925" calcext:value-type="float">
            <text:p>19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5.66666666667" calcext:value-type="float">
            <text:p>2125.66666666667</text:p>
          </table:table-cell>
          <table:table-cell office:value-type="float" office:value="73.8333333333333" calcext:value-type="float">
            <text:p>73.8333333333333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120" calcext:value-type="float">
            <text:p>21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265" calcext:value-type="float">
            <text:p>2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065" calcext:value-type="float">
            <text:p>20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320" calcext:value-type="float">
            <text:p>232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910" calcext:value-type="float">
            <text:p>29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985" calcext:value-type="float">
            <text:p>19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615" calcext:value-type="float">
            <text:p>2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6.66666666667" calcext:value-type="float">
            <text:p>1926.666666666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192" calcext:value-type="float">
            <text:p>21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210" calcext:value-type="float">
            <text:p>22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145" calcext:value-type="float">
            <text:p>21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20" calcext:value-type="float">
            <text:p>23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980" calcext:value-type="float">
            <text:p>198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200" calcext:value-type="float">
            <text:p>2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188" calcext:value-type="float">
            <text:p>21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045" calcext:value-type="float">
            <text:p>20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150" calcext:value-type="float">
            <text:p>21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215" calcext:value-type="float">
            <text:p>22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6.5" calcext:value-type="float">
            <text:p>2056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760" calcext:value-type="float">
            <text:p>17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915" calcext:value-type="float">
            <text:p>19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10.83333333333" calcext:value-type="float">
            <text:p>2110.83333333333</text:p>
          </table:table-cell>
          <table:table-cell office:value-type="float" office:value="74.8333333333333" calcext:value-type="float">
            <text:p>74.833333333333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800" calcext:value-type="float">
            <text:p>18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950" calcext:value-type="float">
            <text:p>29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44.66666666667" calcext:value-type="float">
            <text:p>2144.666666666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130" calcext:value-type="float">
            <text:p>21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050" calcext:value-type="float">
            <text:p>20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75" calcext:value-type="float">
            <text:p>227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968" calcext:value-type="float">
            <text:p>1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75" calcext:value-type="float">
            <text:p>18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55" calcext:value-type="float">
            <text:p>17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2070" calcext:value-type="float">
            <text:p>20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110" calcext:value-type="float">
            <text:p>2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144" calcext:value-type="float">
            <text:p>21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1985" calcext:value-type="float">
            <text:p>19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335" calcext:value-type="float">
            <text:p>23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30" calcext:value-type="float">
            <text:p>21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085" calcext:value-type="float">
            <text:p>20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850" calcext:value-type="float">
            <text:p>18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110" calcext:value-type="float">
            <text:p>2110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3T17:01:10.935120693</dc:date>
    <meta:editing-duration>PT8M48S</meta:editing-duration>
    <meta:editing-cycles>1</meta:editing-cycles>
    <meta:document-statistic meta:table-count="1" meta:cell-count="384" meta:object-count="0"/>
    <meta:generator>LibreOffice/24.2.3.2$Linux_X86_64 LibreOffice_project/420$Build-2</meta:generator>
  </office:meta>
</office:document-meta>
</file>